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 fo:language="en" fo:country="US"/>
    </style:style>
    <style:style style:name="P3" style:family="paragraph" style:parent-style-name="Text_20_body">
      <style:text-properties style:font-name="FreeSerif" fo:language="en" fo:country="US" officeooo:rsid="000f25ca" officeooo:paragraph-rsid="000f25ca"/>
    </style:style>
    <style:style style:name="P4" style:family="paragraph" style:parent-style-name="Text_20_body">
      <style:text-properties style:font-name="FreeSerif" fo:language="en" fo:country="US" officeooo:rsid="00109b28" officeooo:paragraph-rsid="00109b28"/>
    </style:style>
    <style:style style:name="P5" style:family="paragraph" style:parent-style-name="Text_20_body">
      <style:text-properties style:font-name="FreeSerif" fo:language="en" fo:country="US" officeooo:rsid="001421bb" officeooo:paragraph-rsid="001421bb"/>
    </style:style>
    <style:style style:name="P6"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7"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596c2"/>
    </style:style>
    <style:style style:name="P8" style:family="paragraph" style:parent-style-name="Text_20_body">
      <style:text-properties fo:font-variant="normal" fo:text-transform="none" fo:color="#24292e" style:font-name="FreeSerif" fo:font-size="12pt" fo:letter-spacing="normal" fo:language="en" fo:country="US" fo:font-style="normal" fo:font-weight="normal" officeooo:rsid="00145d4b" officeooo:paragraph-rsid="00145d4b"/>
    </style:style>
    <style:style style:name="P9" style:family="paragraph" style:parent-style-name="Text_20_body">
      <style:text-properties fo:font-variant="normal" fo:text-transform="none" fo:color="#24292e" style:font-name="FreeSerif" fo:font-size="12pt" fo:letter-spacing="normal" fo:language="en" fo:country="US" fo:font-style="normal" fo:font-weight="normal" officeooo:rsid="001a949f" officeooo:paragraph-rsid="001a949f"/>
    </style:style>
    <style:style style:name="P10" style:family="paragraph" style:parent-style-name="Text_20_body">
      <style:text-properties fo:language="en" fo:country="US" officeooo:paragraph-rsid="000f25ca"/>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officeooo:paragraph-rsid="00109b28"/>
    </style:style>
    <style:style style:name="P14"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a949f"/>
    </style:style>
    <style:style style:name="P15"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20ebeb"/>
    </style:style>
    <style:style style:name="P16"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17" style:family="paragraph" style:parent-style-name="Text_20_body">
      <style:text-properties fo:font-variant="normal" fo:text-transform="none" fo:color="#24292e" style:font-name="FreeSerif" fo:font-size="12pt" fo:letter-spacing="normal" fo:language="en" fo:country="US" fo:font-style="normal" fo:font-weight="normal" officeooo:rsid="0027fdeb" officeooo:paragraph-rsid="0027fdeb"/>
    </style:style>
    <style:style style:name="P18" style:family="paragraph" style:parent-style-name="Text_20_body">
      <style:text-properties fo:font-variant="normal" fo:text-transform="none" fo:color="#24292e" style:font-name="FreeSerif" fo:font-size="12pt" fo:letter-spacing="normal" fo:font-style="normal" fo:font-weight="normal" officeooo:paragraph-rsid="002253aa"/>
    </style:style>
    <style:style style:name="P19" style:family="paragraph" style:parent-style-name="Text_20_body">
      <style:text-properties style:font-name="FreeSerif"/>
    </style:style>
    <style:style style:name="P20" style:family="paragraph" style:parent-style-name="Text_20_body">
      <style:text-properties officeooo:rsid="002057f1" officeooo:paragraph-rsid="002057f1"/>
    </style:style>
    <style:style style:name="P21" style:family="paragraph" style:parent-style-name="Text_20_body">
      <style:text-properties officeooo:rsid="002057f1" officeooo:paragraph-rsid="0020ebeb"/>
    </style:style>
    <style:style style:name="P22" style:family="paragraph" style:parent-style-name="Text_20_body">
      <style:text-properties officeooo:rsid="0020ebeb" officeooo:paragraph-rsid="0020ebeb"/>
    </style:style>
    <style:style style:name="P23" style:family="paragraph" style:parent-style-name="Heading_20_3">
      <style:text-properties style:font-name="FreeSans" fo:font-size="12pt" fo:language="en" fo:country="US" style:font-size-asian="12pt" style:font-size-complex="12pt"/>
    </style:style>
    <style:style style:name="P24" style:family="paragraph" style:parent-style-name="Heading_20_3">
      <style:text-properties fo:font-size="12pt" style:font-size-asian="12pt" style:font-size-complex="12pt"/>
    </style:style>
    <style:style style:name="P25" style:family="paragraph" style:parent-style-name="Heading_20_3">
      <style:text-properties fo:font-size="12pt" officeooo:rsid="002057f1" officeooo:paragraph-rsid="002057f1" style:font-size-asian="12pt" style:font-size-complex="12pt"/>
    </style:style>
    <style:style style:name="P26" style:family="paragraph">
      <loext:graphic-properties draw:fill="solid" draw:fill-color="#eeeeee"/>
      <style:text-properties style:font-name="Source Code Pro Medium" fo:font-size="12pt"/>
    </style:style>
    <style:style style:name="P27" style:family="paragraph">
      <loext:graphic-properties draw:fill="solid" draw:fill-color="#eeeeee"/>
      <style:text-properties style:font-name="Source Code Pro Medium"/>
    </style:style>
    <style:style style:name="P28" style:family="paragraph">
      <loext:graphic-properties draw:fill="solid" draw:fill-color="#eeeeee"/>
    </style:style>
    <style:style style:name="P29" style:family="paragraph">
      <loext:graphic-properties draw:fill="solid" draw:fill-color="#eeeeee"/>
      <style:text-properties fo:font-size="12pt"/>
    </style:style>
    <style:style style:name="P30" style:family="paragraph">
      <style:paragraph-properties fo:margin-left="0in" fo:margin-right="0in" fo:margin-top="0in" fo:margin-bottom="0.1665in" fo:text-indent="0in"/>
    </style:style>
    <style:style style:name="P31" style:family="paragraph">
      <loext:graphic-properties draw:fill="solid" draw:fill-color="#eeeeee"/>
      <style:paragraph-properties fo:margin-left="0in" fo:margin-right="0in" fo:margin-top="0in" fo:margin-bottom="0.1665in" fo:text-indent="0in"/>
      <style:text-properties style:font-name="Source Code Pro Medium" fo:font-size="12pt" style:font-name-complex="FreeSerif"/>
    </style:style>
    <style:style style:name="P32" style:family="paragraph">
      <loext:graphic-properties draw:fill="solid" draw:fill-color="#eeeeee"/>
      <style:text-properties fo:color="#000000" style:font-name="Source Code Pro Medium" fo:font-size="12pt"/>
    </style:style>
    <style:style style:name="P33" style:family="paragraph">
      <style:text-properties style:font-name="F" fo:font-size="12pt"/>
    </style:style>
    <style:style style:name="P34" style:family="paragraph">
      <loext:graphic-properties draw:fill="solid" draw:fill-color="#eeeeee"/>
      <style:text-properties style:font-name="F" fo:font-size="12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font-size="12pt" style:font-size-asian="12pt" style:font-size-complex="12pt"/>
    </style:style>
    <style:style style:name="T7" style:family="text">
      <style:text-properties fo:font-size="12pt" officeooo:rsid="0020ebeb" style:font-size-asian="12pt" style:font-size-complex="12pt"/>
    </style:style>
    <style:style style:name="T8" style:family="text">
      <style:text-properties fo:font-size="12pt" officeooo:rsid="002253aa" style:font-size-asian="12pt" style:font-size-complex="12pt"/>
    </style:style>
    <style:style style:name="T9" style:family="text">
      <style:text-properties fo:font-size="12pt" officeooo:rsid="0027fdeb" style:font-size-asian="12pt" style:font-size-complex="12pt"/>
    </style:style>
    <style:style style:name="T10" style:family="text">
      <style:text-properties officeooo:rsid="0020ebeb"/>
    </style:style>
    <style:style style:name="T11" style:family="text">
      <style:text-properties fo:color="#333333" style:font-name="Helvetica Neue"/>
    </style:style>
    <style:style style:name="T12" style:family="text">
      <style:text-properties fo:color="#333333" style:font-name="Helvetica Neue" officeooo:rsid="002253aa"/>
    </style:style>
    <style:style style:name="T13" style:family="text">
      <style:text-properties fo:color="#333333" style:font-name="Helvetica Neue" officeooo:rsid="002360ec"/>
    </style:style>
    <style:style style:name="T14" style:family="text">
      <style:text-properties fo:color="#333333" style:font-name="Helvetica Neue" officeooo:rsid="00253c3c"/>
    </style:style>
    <style:style style:name="T15" style:family="text">
      <style:text-properties fo:language="en" fo:country="US" officeooo:rsid="002253aa"/>
    </style:style>
    <style:style style:name="T16" style:family="text">
      <style:text-properties fo:color="#0000aa" style:font-name="Source Code Pro Medium" fo:font-size="12pt"/>
    </style:style>
    <style:style style:name="T17" style:family="text">
      <style:text-properties fo:color="#000000" style:font-name="Source Code Pro Medium" fo:font-size="12pt"/>
    </style:style>
    <style:style style:name="T18" style:family="text">
      <style:text-properties fo:color="#00aa00" style:font-name="Source Code Pro Medium" fo:font-size="12pt"/>
    </style:style>
    <style:style style:name="T19" style:family="text">
      <style:text-properties fo:color="#00aaaa" style:font-name="Source Code Pro Medium" fo:font-size="12pt"/>
    </style:style>
    <style:style style:name="T20" style:family="text">
      <style:text-properties fo:color="#1e90ff" style:font-name="Source Code Pro Medium" fo:font-size="12pt"/>
    </style:style>
    <style:style style:name="T21" style:family="text">
      <style:text-properties fo:color="#0000aa" style:font-name="Source Code Pro Medium"/>
    </style:style>
    <style:style style:name="T22" style:family="text">
      <style:text-properties fo:color="#000000" style:font-name="Source Code Pro Medium"/>
    </style:style>
    <style:style style:name="T23" style:family="text">
      <style:text-properties fo:color="#00aa00" style:font-name="Source Code Pro Medium"/>
    </style:style>
    <style:style style:name="T24" style:family="text">
      <style:text-properties fo:color="#aaaaaa" style:font-name="Source Code Pro Medium"/>
    </style:style>
    <style:style style:name="T25" style:family="text">
      <style:text-properties fo:color="#aa5500" style:font-name="Source Code Pro Medium"/>
    </style:style>
    <style:style style:name="T26" style:family="text">
      <style:text-properties fo:color="#00aaaa" style:font-name="Source Code Pro Medium"/>
    </style:style>
    <style:style style:name="T27" style:family="text">
      <style:text-properties fo:color="#000000"/>
    </style:style>
    <style:style style:name="T28" style:family="text">
      <style:text-properties fo:color="#aaaaaa" style:font-name="Source Code Pro Medium" fo:font-size="12pt"/>
    </style:style>
    <style:style style:name="T29" style:family="text">
      <style:text-properties fo:color="#000000" fo:font-size="12pt"/>
    </style:style>
    <style:style style:name="T30" style:family="text">
      <style:text-properties fo:color="#0000aa" style:font-name="Source Code Pro Medium" fo:font-size="12pt" style:font-name-complex="FreeSerif"/>
    </style:style>
    <style:style style:name="T31" style:family="text">
      <style:text-properties fo:color="#000000" style:font-name="Source Code Pro Medium" fo:font-size="12pt" style:font-name-complex="FreeSerif"/>
    </style:style>
    <style:style style:name="T32" style:family="text">
      <style:text-properties fo:color="#00aa00" style:font-name="Source Code Pro Medium" fo:font-size="12pt" style:font-name-complex="FreeSerif"/>
    </style:style>
    <style:style style:name="T33" style:family="text">
      <style:text-properties fo:color="#000000" style:font-name="Source Code Pro Medium" fo:font-size="12pt" style:font-size-asian="12pt" style:font-name-complex="FreeSerif"/>
    </style:style>
    <style:style style:name="T34" style:family="text">
      <style:text-properties fo:color="#00aaaa" style:font-name="Source Code Pro Medium" fo:font-size="12pt" style:font-name-complex="FreeSerif"/>
    </style:style>
    <style:style style:name="T35" style:family="text">
      <style:text-properties fo:color="#1e90ff" style:font-name="Source Code Pro Medium" fo:font-size="12pt" style:font-name-complex="FreeSerif"/>
    </style:style>
    <style:style style:name="T36" style:family="text">
      <style:text-properties fo:color="#aa5500" style:font-name="Source Code Pro Medium" fo:font-size="12pt"/>
    </style:style>
    <style:style style:name="T37" style:family="text">
      <style:text-properties fo:color="#888888" style:font-name="Source Code Pro Medium" fo:font-size="12pt"/>
    </style:style>
    <style:style style:name="T38" style:family="text">
      <style:text-properties style:font-name="Source Code Pro Medium" fo:font-size="12pt"/>
    </style: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0" style:family="graphic">
      <style:graphic-properties draw:stroke="solid" svg:stroke-color="#000000" draw:fill="solid" draw:fill-color="#eeeeee" fo:min-height="0.4201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3091in" fo:min-width="6.5165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draw:auto-grow-width="true" fo:min-height="2.30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draw:auto-grow-width="true" fo:min-height="1.128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solid" draw:fill-color="#eeeeee" draw:auto-grow-width="true" fo:min-height="1.2602in" fo:min-width="6.5701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26" svg:width="6.9697in" svg:height="2.1287in" svg:x="0.8535in" svg:y="4.0846in">
        <draw:text-box>
          <text:p><text:span text:style-name="T16">public</text:span><text:span text:style-name="T17"> </text:span><text:span text:style-name="T16">class</text:span><text:span text:style-name="T17"> </text:span><text:span text:style-name="T18">main</text:span><text:span text:style-name="T17"> {</text:span></text:p>
          <text:p><text:span text:style-name="T17"><text:s text:c="4"/></text:span><text:span text:style-name="T16">public</text:span><text:span text:style-name="T17"> </text:span><text:span text:style-name="T16">static</text:span><text:span text:style-name="T17"> </text:span><text:span text:style-name="T19">void</text:span><text:span text:style-name="T17"> </text:span><text:span text:style-name="T18">main</text:span><text:span text:style-name="T17">( String []args ) {</text:span></text:p>
          <text:p><text:span text:style-name="T17"/></text:p>
          <text:p><text:span text:style-name="T17"><text:s text:c="8"/></text:span><text:span text:style-name="T17">SingleTon mySingle = SingleTon.</text:span><text:span text:style-name="T20">getInstance</text:span><text:span text:style-name="T17">();</text:span></text:p>
          <text:p><text:span text:style-name="T17"><text:s text:c="8"/></text:span><text:span text:style-name="T17">System.</text:span><text:span text:style-name="T20">out</text:span><text:span text:style-name="T17">.</text:span><text:span text:style-name="T20">println</text:span><text:span text:style-name="T17">(mySingle.</text:span><text:span text:style-name="T20">helloWorld</text:span><text:span text:style-name="T17">());</text:span></text:p>
          <text:p><text:span text:style-name="T17"><text:s text:c="4"/></text:span><text:span text:style-name="T17">}</text:span></text:p>
          <text:p><text:span text:style-name="T17">}</text:span></text:p>
        </draw:text-box>
      </draw:frame>
      <text:p text:style-name="P1"/>
      <text:p text:style-name="P1"/>
      <text:h text:style-name="P23" text:outline-level="3">Singleton pattern</text:h>
      <text:p text:style-name="P2">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2">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3"/>
      <text:p text:style-name="P3">In file SingleTon.java</text:p>
      <text:p text:style-name="P3"><draw:frame text:anchor-type="paragraph" draw:z-index="1" draw:name="Shape2" draw:style-name="gr2" draw:text-style-name="P27" svg:width="7.0106in" svg:height="3.387in" svg:x="0.0146in" svg:y="-0.0366in"><draw:text-box><text:p><text:span text:style-name="T21">public</text:span><text:span text:style-name="T22"> </text:span><text:span text:style-name="T21">class</text:span><text:span text:style-name="T22"> </text:span><text:span text:style-name="T23">SingleTon</text:span><text:span text:style-name="T22"> {</text:span></text:p><text:p><text:span text:style-name="T22"/></text:p><text:p><text:span text:style-name="T22"><text:s text:c="4"/></text:span><text:span text:style-name="T21">private</text:span><text:span text:style-name="T22"> </text:span><text:span text:style-name="T21">static</text:span><text:span text:style-name="T22"> SingleTon instance = </text:span><text:span text:style-name="T21">new</text:span><text:span text:style-name="T22"> SingleTon(); </text:span><text:span text:style-name="T24">// Eager initalization.</text:span></text:p><text:p><text:span text:style-name="T22"><text:s text:c="4"/></text:span><text:span text:style-name="T21">private</text:span><text:span text:style-name="T22"> </text:span><text:span text:style-name="T23">SingleTon</text:span><text:span text:style-name="T22">(){ } </text:span><text:span text:style-name="T24">// Private constructor to prevent accidental reflection (creating a new singleton instance with new)</text:span></text:p><text:p><text:span text:style-name="T22"/></text:p><text:p><text:span text:style-name="T22"><text:s text:c="4"/></text:span><text:span text:style-name="T21">public</text:span><text:span text:style-name="T22"> </text:span><text:span text:style-name="T21">static</text:span><text:span text:style-name="T22"> SingleTon </text:span><text:span text:style-name="T23">getInstance</text:span><text:span text:style-name="T22">(){</text:span></text:p><text:p><text:span text:style-name="T22"><text:s text:c="8"/></text:span><text:span text:style-name="T21">return</text:span><text:span text:style-name="T22"> instance;</text:span></text:p><text:p><text:span text:style-name="T22"><text:s text:c="4"/></text:span><text:span text:style-name="T22">}</text:span></text:p><text:p><text:span text:style-name="T22"/></text:p><text:p><text:span text:style-name="T22"><text:s text:c="4"/></text:span><text:span text:style-name="T21">public</text:span><text:span text:style-name="T22"> String </text:span><text:span text:style-name="T23">helloWorld</text:span><text:span text:style-name="T22">(){</text:span></text:p><text:p><text:span text:style-name="T22"><text:s text:c="8"/></text:span><text:span text:style-name="T21">return</text:span><text:span text:style-name="T22"> </text:span><text:span text:style-name="T25">"Hello World"</text:span><text:span text:style-name="T22">;</text:span></text:p><text:p><text:span text:style-name="T22"><text:s text:c="4"/></text:span><text:span text:style-name="T22">}</text:span></text:p><text:p><text:span text:style-name="T22">}</text:span></text:p></draw:text-box></draw:frame></text:p>
      <text:p text:style-name="P3"/>
      <text:p text:style-name="P3"/>
      <text:p text:style-name="P3"/>
      <text:p text:style-name="P3"/>
      <text:p text:style-name="P3"/>
      <text:p text:style-name="P3"/>
      <text:p text:style-name="P3"/>
      <text:p text:style-name="P3"/>
      <text:p text:style-name="P3"/>
      <text:p text:style-name="P10"><text:soft-page-break/></text:p>
      <text:h text:style-name="P23" text:outline-level="3">Facade</text:h>
      <text:p text:style-name="P6">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11"><draw:frame text:anchor-type="paragraph" draw:z-index="5" draw:name="Shape6" draw:style-name="gr6" draw:text-style-name="P31" svg:width="6.9224in" svg:height="2.4161in" svg:x="0.0299in" svg:y="0.0228in"><draw:text-box><text:p text:style-name="P30"><text:span text:style-name="T30">public</text:span><text:span text:style-name="T31"> </text:span><text:span text:style-name="T30">class</text:span><text:span text:style-name="T31"> </text:span><text:span text:style-name="T32">main</text:span><text:span text:style-name="T31"> {</text:span></text:p><text:p text:style-name="P30"><text:span text:style-name="T33"><text:s text:c="4"/></text:span><text:span text:style-name="T30">public</text:span><text:span text:style-name="T31"> </text:span><text:span text:style-name="T30">static</text:span><text:span text:style-name="T31"> </text:span><text:span text:style-name="T34">void</text:span><text:span text:style-name="T31"> </text:span><text:span text:style-name="T32">main</text:span><text:span text:style-name="T31">( String []args ) {</text:span></text:p><text:p text:style-name="P30"><text:span text:style-name="T33"><text:s text:c="8"/></text:span><text:span text:style-name="T31">SpaceShip spaceShip = </text:span><text:span text:style-name="T30">new</text:span><text:span text:style-name="T31"> SpaceShip();</text:span></text:p><text:p text:style-name="P30"><text:span text:style-name="T33"><text:s text:c="8"/></text:span><text:span text:style-name="T31">spaceShip.</text:span><text:span text:style-name="T35">startSpaceShip</text:span><text:span text:style-name="T31">();</text:span></text:p><text:p text:style-name="P30"><text:span text:style-name="T33"><text:s text:c="4"/></text:span><text:span text:style-name="T31">}</text:span></text:p><text:p text:style-name="P30"><text:span text:style-name="T31">}</text:span></text:p></draw:text-box></draw:frame></text:p>
      <text:p text:style-name="P11"/>
      <text:p text:style-name="P11"/>
      <text:p text:style-name="P11"/>
      <text:p text:style-name="P11"/>
      <text:p text:style-name="P12"/>
      <text:p text:style-name="P13"/>
      <text:p text:style-name="P13">In file SpaceShip.java</text:p>
      <text:p text:style-name="P13"><draw:frame text:anchor-type="paragraph" draw:z-index="2" draw:name="Shape3" draw:style-name="gr3" draw:text-style-name="P26" svg:width="6.8441in" svg:height="2.9677in" svg:x="0.0457in" svg:y="-0.0146in"><draw:text-box><text:p><text:span text:style-name="T16">public</text:span><text:span text:style-name="T17"> </text:span><text:span text:style-name="T16">class</text:span><text:span text:style-name="T17"> </text:span><text:span text:style-name="T18">SpaceShip</text:span><text:span text:style-name="T17"> {</text:span></text:p><text:p><text:span text:style-name="T17"><text:s text:c="4"/></text:span><text:span text:style-name="T16">private</text:span><text:span text:style-name="T17"> FuelInjector fuelInjector;</text:span></text:p><text:p><text:span text:style-name="T17"><text:s text:c="4"/></text:span><text:span text:style-name="T16">private</text:span><text:span text:style-name="T17"> Engine engine;</text:span></text:p><text:p><text:span text:style-name="T17"/></text:p><text:p><text:span text:style-name="T17"><text:s text:c="4"/></text:span><text:span text:style-name="T17">SpaceShip(){</text:span></text:p><text:p><text:span text:style-name="T17"><text:s text:c="8"/></text:span><text:span text:style-name="T17">FuelInjector fuelInjector = </text:span><text:span text:style-name="T16">new</text:span><text:span text:style-name="T17"> FuelInjector();</text:span></text:p><text:p><text:span text:style-name="T17"><text:s text:c="8"/></text:span><text:span text:style-name="T17">Engine engine = </text:span><text:span text:style-name="T16">new</text:span><text:span text:style-name="T17"> Engine();</text:span></text:p><text:p><text:span text:style-name="T17"><text:s text:c="4"/></text:span><text:span text:style-name="T17">}</text:span></text:p><text:p><text:span text:style-name="T17"><text:s text:c="4"/></text:span><text:span text:style-name="T16">public</text:span><text:span text:style-name="T17"> </text:span><text:span text:style-name="T19">void</text:span><text:span text:style-name="T17"> </text:span><text:span text:style-name="T18">startSpaceShip</text:span><text:span text:style-name="T17">(){</text:span></text:p><text:p><text:span text:style-name="T17"><text:s text:c="8"/></text:span><text:span text:style-name="T17">fuelInjector.</text:span><text:span text:style-name="T20">injectFuel</text:span><text:span text:style-name="T17">(engine);</text:span></text:p><text:p><text:span text:style-name="T17"><text:s text:c="8"/></text:span><text:span text:style-name="T17">engine.</text:span><text:span text:style-name="T20">start</text:span><text:span text:style-name="T17">();</text:span></text:p><text:p><text:span text:style-name="T17"><text:s text:c="4"/></text:span><text:span text:style-name="T17">}</text:span></text:p><text:p><text:span text:style-name="T17">}</text:span></text:p></draw:text-box></draw:frame></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text:soft-page-break/></text:p>
      <text:p text:style-name="P4"/>
      <text:p text:style-name="P4">In file engine.java</text:p>
      <text:p text:style-name="P4"><draw:frame text:anchor-type="paragraph" draw:z-index="3" draw:name="Shape4" draw:style-name="gr4" draw:text-style-name="P28" svg:width="6.8232in" svg:height="1.4815in" svg:x="0.0146in" svg:y="-0.0693in"><draw:text-box><text:p><text:span text:style-name="T21">public</text:span><text:span text:style-name="T22"> </text:span><text:span text:style-name="T21">class</text:span><text:span text:style-name="T22"> </text:span><text:span text:style-name="T23">Engine</text:span><text:span text:style-name="T22"> {</text:span></text:p><text:p><text:span text:style-name="T22"><text:s text:c="4"/></text:span><text:span text:style-name="T21">public</text:span><text:span text:style-name="T22"> </text:span><text:span text:style-name="T26">void</text:span><text:span text:style-name="T22"> </text:span><text:span text:style-name="T23">start</text:span><text:span text:style-name="T22">(){</text:span></text:p><text:p><text:span text:style-name="T22"><text:s text:c="5"/></text:span><text:span text:style-name="T24">//starts an engine</text:span></text:p><text:p><text:span text:style-name="T22"><text:s text:c="4"/></text:span><text:span text:style-name="T22">}</text:span></text:p><text:p><text:span text:style-name="T22">}</text:span></text:p><text:p><text:span text:style-name="T27"/></text:p></draw:text-box></draw:frame></text:p>
      <text:p text:style-name="P4"/>
      <text:p text:style-name="P3"/>
      <text:p text:style-name="P3"/>
      <text:p text:style-name="P3"/>
      <text:p text:style-name="P4">In file FuelInjector.java</text:p>
      <text:p text:style-name="P4"><draw:frame text:anchor-type="paragraph" draw:z-index="4" draw:name="Shape5" draw:style-name="gr5" draw:text-style-name="P29" svg:width="6.8543in" svg:height="1.4815in" svg:x="0.0043in" svg:y="-0.1134in"><draw:text-box><text:p><text:span text:style-name="T16">public</text:span><text:span text:style-name="T17"> </text:span><text:span text:style-name="T16">class</text:span><text:span text:style-name="T17"> </text:span><text:span text:style-name="T18">FuelInjector</text:span><text:span text:style-name="T17"> {</text:span></text:p><text:p><text:span text:style-name="T17"><text:s text:c="4"/></text:span><text:span text:style-name="T16">public</text:span><text:span text:style-name="T17"> </text:span><text:span text:style-name="T19">void</text:span><text:span text:style-name="T17"> </text:span><text:span text:style-name="T18">injectFuel</text:span><text:span text:style-name="T17">(Engine engine){</text:span></text:p><text:p><text:span text:style-name="T17"><text:s text:c="8"/></text:span><text:span text:style-name="T28">//inject fuel into engine</text:span></text:p><text:p><text:span text:style-name="T17"><text:s text:c="4"/></text:span><text:span text:style-name="T17">}</text:span></text:p><text:p><text:span text:style-name="T17">}</text:span></text:p><text:p><text:span text:style-name="T29"/></text:p></draw:text-box></draw:frame></text:p>
      <text:p text:style-name="P3"/>
      <text:p text:style-name="P3"/>
      <text:p text:style-name="P3"/>
      <text:h text:style-name="P24" text:outline-level="3">Template Method</text:h>
      <text:p text:style-name="P5">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3"><draw:frame text:anchor-type="paragraph" draw:z-index="6" draw:name="Shape7" draw:style-name="gr7" draw:text-style-name="P26" svg:width="6.9122in" svg:height="1.2898in" svg:x="-0.0118in" svg:y="-0.0453in"><draw:text-box><text:p><text:span text:style-name="T16">public</text:span><text:span text:style-name="T17"> </text:span><text:span text:style-name="T16">class</text:span><text:span text:style-name="T17"> </text:span><text:span text:style-name="T18">main</text:span><text:span text:style-name="T17"> {</text:span></text:p><text:p><text:span text:style-name="T17"><text:s text:c="4"/></text:span><text:span text:style-name="T16">public</text:span><text:span text:style-name="T17"> </text:span><text:span text:style-name="T16">static</text:span><text:span text:style-name="T17"> </text:span><text:span text:style-name="T19">void</text:span><text:span text:style-name="T17"> </text:span><text:span text:style-name="T18">main</text:span><text:span text:style-name="T17">(String[] args){</text:span></text:p><text:p><text:span text:style-name="T17"><text:s text:c="4"/></text:span><text:span text:style-name="T17">Button button = </text:span><text:span text:style-name="T16">new</text:span><text:span text:style-name="T17"> Button();</text:span></text:p><text:p><text:span text:style-name="T17"><text:s text:c="4"/></text:span><text:span text:style-name="T17">}</text:span></text:p><text:p><text:span text:style-name="T17">}</text:span></text:p></draw:text-box></draw:frame></text:p>
      <text:p text:style-name="P3"/>
      <text:p text:style-name="P3"/>
      <text:p text:style-name="P3"/>
      <text:p text:style-name="P8"/>
      <text:p text:style-name="P8"/>
      <text:p text:style-name="P8"/>
      <text:p text:style-name="P8"/>
      <text:p text:style-name="P8"/>
      <text:p text:style-name="P8"/>
      <text:p text:style-name="P8"/>
      <text:p text:style-name="P8"><text:soft-page-break/></text:p>
      <text:p text:style-name="P8"/>
      <text:p text:style-name="P8">In file GUIComponent.java</text:p>
      <text:p text:style-name="P8"><draw:frame text:anchor-type="paragraph" draw:z-index="7" draw:name="Shape7" draw:style-name="gr8" draw:text-style-name="P26" svg:width="6.9016in" svg:height="3.1776in" svg:x="-0.0118in" svg:y="-0.0638in"><draw:text-box><text:p><text:span text:style-name="T16">public</text:span><text:span text:style-name="T17"> </text:span><text:span text:style-name="T16">class</text:span><text:span text:style-name="T17"> </text:span><text:span text:style-name="T18">GUIComponent</text:span><text:span text:style-name="T17"> {</text:span></text:p><text:p><text:span text:style-name="T17"><text:s text:c="4"/></text:span><text:span text:style-name="T16">private</text:span><text:span text:style-name="T17"> </text:span><text:span text:style-name="T19">void</text:span><text:span text:style-name="T17"> </text:span><text:span text:style-name="T18">clearBackground</text:span><text:span text:style-name="T17">(){</text:span></text:p><text:p><text:span text:style-name="T17"><text:s text:c="8"/></text:span><text:span text:style-name="T17">System.</text:span><text:span text:style-name="T20">out</text:span><text:span text:style-name="T17">.</text:span><text:span text:style-name="T20">println</text:span><text:span text:style-name="T17">(</text:span><text:span text:style-name="T36">"clearing background"</text:span><text:span text:style-name="T17">);</text:span></text:p><text:p><text:span text:style-name="T17"><text:s text:c="4"/></text:span><text:span text:style-name="T17">}</text:span></text:p><text:p><text:span text:style-name="T17"><text:s text:c="4"/></text:span><text:span text:style-name="T16">public</text:span><text:span text:style-name="T17"> </text:span><text:span text:style-name="T19">void</text:span><text:span text:style-name="T17"> </text:span><text:span text:style-name="T18">repaint</text:span><text:span text:style-name="T17">(){</text:span></text:p><text:p><text:span text:style-name="T17"><text:s text:c="8"/></text:span><text:span text:style-name="T17">System.</text:span><text:span text:style-name="T20">out</text:span><text:span text:style-name="T17">.</text:span><text:span text:style-name="T20">println</text:span><text:span text:style-name="T17">(</text:span><text:span text:style-name="T36">"standard repaint"</text:span><text:span text:style-name="T17">); </text:span><text:span text:style-name="T28">//generalized method </text:span></text:p><text:p><text:span text:style-name="T17"><text:s text:c="4"/></text:span><text:span text:style-name="T17">}</text:span></text:p><text:p><text:span text:style-name="T17"><text:s text:c="4"/></text:span><text:span text:style-name="T16">public</text:span><text:span text:style-name="T17"> </text:span><text:span text:style-name="T19">void</text:span><text:span text:style-name="T17"> </text:span><text:span text:style-name="T18">update</text:span><text:span text:style-name="T17">(){ </text:span><text:span text:style-name="T28">//template method that can be overridden by subclasses</text:span></text:p><text:p><text:span text:style-name="T17"><text:s text:c="8"/></text:span><text:span text:style-name="T17">clearBackground();</text:span></text:p><text:p><text:span text:style-name="T17"><text:s text:c="8"/></text:span><text:span text:style-name="T17">repaint();</text:span></text:p><text:p><text:span text:style-name="T17"><text:s text:c="4"/></text:span><text:span text:style-name="T17">}</text:span></text:p><text:p><text:span text:style-name="T17">}</text:span></text:p></draw:text-box></draw:frame></text:p>
      <text:p text:style-name="P8"/>
      <text:p text:style-name="P8"/>
      <text:p text:style-name="P6"/>
      <text:p text:style-name="P6"/>
      <text:p text:style-name="P6"/>
      <text:p text:style-name="P6"/>
      <text:p text:style-name="P6"/>
      <text:p text:style-name="P8"/>
      <text:p text:style-name="P8"/>
      <text:p text:style-name="P8">In file Button.java</text:p>
      <text:p text:style-name="P8"><draw:frame text:anchor-type="paragraph" draw:z-index="8" draw:name="Shape8" draw:style-name="gr9" draw:text-style-name="P26" svg:width="6.8587in" svg:height="2.9677in" svg:x="0in" svg:y="0.0618in"><draw:text-box><text:p><text:span text:style-name="T16">public</text:span><text:span text:style-name="T17"> </text:span><text:span text:style-name="T16">class</text:span><text:span text:style-name="T17"> </text:span><text:span text:style-name="T18">Button</text:span><text:span text:style-name="T17"> </text:span><text:span text:style-name="T16">extends</text:span><text:span text:style-name="T17"> GUIComponent {</text:span></text:p><text:p><text:span text:style-name="T17"/></text:p><text:p><text:span text:style-name="T17"><text:s text:c="4"/></text:span><text:span text:style-name="T37">@Override</text:span></text:p><text:p><text:span text:style-name="T17"><text:s text:c="4"/></text:span><text:span text:style-name="T16">public</text:span><text:span text:style-name="T17"> </text:span><text:span text:style-name="T19">void</text:span><text:span text:style-name="T17"> </text:span><text:span text:style-name="T18">repaint</text:span><text:span text:style-name="T17">(){</text:span></text:p><text:p><text:span text:style-name="T17"><text:s text:c="8"/></text:span><text:span text:style-name="T17">System.</text:span><text:span text:style-name="T20">out</text:span><text:span text:style-name="T17">.</text:span><text:span text:style-name="T20">println</text:span><text:span text:style-name="T17">(</text:span><text:span text:style-name="T36">"Button repaint"</text:span><text:span text:style-name="T17">);</text:span></text:p><text:p><text:span text:style-name="T17"><text:s text:c="4"/></text:span><text:span text:style-name="T17">}</text:span></text:p><text:p><text:span text:style-name="T17"><text:s text:c="4"/></text:span><text:span text:style-name="T17">Button(){</text:span></text:p><text:p><text:span text:style-name="T17"><text:s text:c="8"/></text:span><text:span text:style-name="T17">update();</text:span></text:p><text:p><text:span text:style-name="T17"><text:s text:c="4"/></text:span><text:span text:style-name="T17">}</text:span></text:p><text:p><text:span text:style-name="T17"/></text:p><text:p><text:span text:style-name="T17">}</text:span></text:p><text:p><text:span text:style-name="T17"/></text:p><text:p><text:span text:style-name="T38"/></text:p></draw:text-box></draw:frame></text:p>
      <text:p text:style-name="P6"/>
      <text:p text:style-name="P6"/>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text:soft-page-break/></text:p>
      <text:p text:style-name="P9">Output:</text:p>
      <text:p text:style-name="P9"><draw:frame text:anchor-type="paragraph" draw:z-index="9" draw:name="Shape8" draw:style-name="gr10" draw:text-style-name="P32" svg:width="6.8067in" svg:height="0.6606in" svg:x="0in" svg:y="0.0618in"><draw:text-box><text:p><text:span text:style-name="T17">Clearing background</text:span></text:p><text:p><text:span text:style-name="T17">Button repaint</text:span></text:p></draw:text-box></draw:frame></text:p>
      <text:p text:style-name="P9"/>
      <text:p text:style-name="P9"/>
      <text:h text:style-name="P25" text:outline-level="3">Model-View-Controller(MVC)</text:h>
      <text:p text:style-name="P20"><text:span text:style-name="T6">MVC consists of 3 components a model,view and controller.</text:span></text:p>
      <text:p text:style-name="P20"><text:span text:style-name="T6">The model represents the different type of objects that carries data. It is also the responsibility of the model to update the controller as data changes and perform calculations on the data.</text:span></text:p>
      <text:p text:style-name="P20"><text:span text:style-name="T6">The views responsibility is to display data to the user. The data that is contained exists within the model.</text:span></text:p>
      <text:p text:style-name="P20"><text:span text:style-name="T6">The controller jobs is to control the data flow between the model and the view object updating it as needed but keeping the model and the view separate.</text:span></text:p>
      <text:p text:style-name="P20"><text:span text:style-name="T6">The controller and the view both exist in the user interface layer while model exists in the application layer.</text:span></text:p>
      <text:p text:style-name="P21"><text:span text:style-name="T6"><text:line-break/>There are three main advantages to this. By having this separation changes can easily be made to the views and controllers without affecting the model.</text:span><text:span text:style-name="T7"> Further this separation allows views and controllers to be changed during program execution without changing how the user interacts with the software. </text:span></text:p>
      <text:p text:style-name="P22"><text:span text:style-name="T6">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8">as well.[4] </text:span><text:span text:style-name="T9">Below follows an example of this design pattern.</text:span></text:p>
      <text:p text:style-name="P22"><text:span text:style-name="T6"/></text:p>
      <text:p text:style-name="P20"><text:span text:style-name="T6"/></text:p>
      <text:p text:style-name="P19"/>
      <text:p text:style-name="P14"/>
      <text:p text:style-name="P14"/>
      <text:p text:style-name="P14"/>
      <text:p text:style-name="P14"><text:soft-page-break/></text:p>
      <text:p text:style-name="P14"/>
      <text:p text:style-name="P14"><draw:frame text:anchor-type="paragraph" draw:z-index="10" draw:name="Shape8" draw:style-name="gr11" draw:text-style-name="P34" svg:width="6.7571in" svg:height="2.5496in" svg:x="0.0598in" svg:y="-0.0909in"><draw:text-box><text:p text:style-name="P33"><text:span text:style-name="T16">public</text:span><text:span text:style-name="T17"> </text:span><text:span text:style-name="T16">class</text:span><text:span text:style-name="T17"> </text:span><text:span text:style-name="T18">main</text:span><text:span text:style-name="T17"> {</text:span></text:p><text:p text:style-name="P33"><text:span text:style-name="T17"><text:s text:c="4"/></text:span><text:span text:style-name="T16">public</text:span><text:span text:style-name="T17"> </text:span><text:span text:style-name="T16">static</text:span><text:span text:style-name="T17"> </text:span><text:span text:style-name="T19">void</text:span><text:span text:style-name="T17"> </text:span><text:span text:style-name="T18">main</text:span><text:span text:style-name="T17">(String[] arg){</text:span></text:p><text:p text:style-name="P33"><text:span text:style-name="T17"><text:s text:c="4"/></text:span><text:span text:style-name="T17">Model model = </text:span><text:span text:style-name="T16">new</text:span><text:span text:style-name="T17"> Model();</text:span></text:p><text:p text:style-name="P33"><text:span text:style-name="T17"><text:s text:c="4"/></text:span><text:span text:style-name="T17">View view = </text:span><text:span text:style-name="T16">new</text:span><text:span text:style-name="T17"> View();</text:span></text:p><text:p text:style-name="P33"><text:span text:style-name="T17"><text:s text:c="4"/></text:span><text:span text:style-name="T17">Controller controller = </text:span><text:span text:style-name="T16">new</text:span><text:span text:style-name="T17"> Controller(model,view);</text:span></text:p><text:p text:style-name="P33"><text:span text:style-name="T17"><text:s text:c="4"/></text:span><text:span text:style-name="T17">controller.</text:span><text:span text:style-name="T20">updateView</text:span><text:span text:style-name="T17">();</text:span></text:p><text:p text:style-name="P33"><text:span text:style-name="T17"><text:s text:c="4"/></text:span><text:span text:style-name="T17">controller.</text:span><text:span text:style-name="T20">setModelData</text:span><text:span text:style-name="T17">(</text:span><text:span text:style-name="T36">"new data"</text:span><text:span text:style-name="T17">);</text:span></text:p><text:p text:style-name="P33"><text:span text:style-name="T17"><text:s text:c="4"/></text:span><text:span text:style-name="T17">controller.</text:span><text:span text:style-name="T20">updateView</text:span><text:span text:style-name="T17">();</text:span></text:p><text:p text:style-name="P33"><text:span text:style-name="T17"><text:s text:c="4"/></text:span><text:span text:style-name="T17">}</text:span></text:p><text:p text:style-name="P33"><text:span text:style-name="T17">}</text:span></text:p></draw:text-box></draw:frame></text:p>
      <text:p text:style-name="P14"/>
      <text:p text:style-name="P14"/>
      <text:p text:style-name="P14"/>
      <text:p text:style-name="P14"/>
      <text:p text:style-name="P14"/>
      <text:p text:style-name="P6"/>
      <text:p text:style-name="P6"/>
      <text:p text:style-name="P17">In file Model.java</text:p>
      <text:p text:style-name="P17"><draw:frame text:anchor-type="paragraph" draw:z-index="11" draw:name="Shape8" draw:style-name="gr12" draw:text-style-name="P26" svg:width="6.8094in" svg:height="2.5496in" svg:x="0.0075in" svg:y="0.0071in"><draw:text-box><text:p text:style-name="P33"><text:span text:style-name="T16">public</text:span><text:span text:style-name="T17"> </text:span><text:span text:style-name="T16">class</text:span><text:span text:style-name="T17"> </text:span><text:span text:style-name="T18">Model</text:span><text:span text:style-name="T17"> {</text:span></text:p><text:p text:style-name="P33"><text:span text:style-name="T17"><text:s text:c="4"/></text:span><text:span text:style-name="T16">private</text:span><text:span text:style-name="T17"> String someData = </text:span><text:span text:style-name="T36">"example data in model"</text:span><text:span text:style-name="T17">;</text:span></text:p><text:p text:style-name="P33"><text:span text:style-name="T17"><text:s text:c="4"/></text:span><text:span text:style-name="T16">public</text:span><text:span text:style-name="T17"> </text:span><text:span text:style-name="T19">void</text:span><text:span text:style-name="T17"> </text:span><text:span text:style-name="T18">setSomeData</text:span><text:span text:style-name="T17">(String someOtherData){</text:span></text:p><text:p text:style-name="P33"><text:span text:style-name="T17"><text:s text:c="8"/></text:span><text:span text:style-name="T17">someData = someOtherData;</text:span></text:p><text:p text:style-name="P33"><text:span text:style-name="T17"><text:s text:c="4"/></text:span><text:span text:style-name="T17">}</text:span></text:p><text:p text:style-name="P33"><text:span text:style-name="T17"><text:s text:c="4"/></text:span><text:span text:style-name="T16">public</text:span><text:span text:style-name="T17"> String </text:span><text:span text:style-name="T18">getSomeData</text:span><text:span text:style-name="T17">(){</text:span></text:p><text:p text:style-name="P33"><text:span text:style-name="T17"><text:s text:c="8"/></text:span><text:span text:style-name="T16">return</text:span><text:span text:style-name="T17"> someData;</text:span></text:p><text:p text:style-name="P33"><text:span text:style-name="T17"><text:s text:c="4"/></text:span><text:span text:style-name="T17">}</text:span></text:p><text:p text:style-name="P33"><text:span text:style-name="T17"/></text:p><text:p text:style-name="P33"><text:span text:style-name="T17">}</text:span></text:p><text:p text:style-name="P33"><text:span text:style-name="T17"/></text:p></draw:text-box></draw:frame></text:p>
      <text:p text:style-name="P17">In file View.java</text:p>
      <text:p text:style-name="P17"><draw:frame text:anchor-type="paragraph" draw:z-index="12" draw:name="Shape8" draw:style-name="gr13" draw:text-style-name="P34" svg:width="6.8094in" svg:height="1.4996in" svg:x="-0.0236in" svg:y="0.0626in"><draw:text-box><text:p text:style-name="P33"><text:span text:style-name="T16">public</text:span><text:span text:style-name="T17"> </text:span><text:span text:style-name="T16">class</text:span><text:span text:style-name="T17"> </text:span><text:span text:style-name="T18">View</text:span><text:span text:style-name="T17"> {</text:span></text:p><text:p text:style-name="P33"><text:span text:style-name="T17"><text:s text:c="4"/></text:span><text:span text:style-name="T16">public</text:span><text:span text:style-name="T17"> </text:span><text:span text:style-name="T19">void</text:span><text:span text:style-name="T17"> </text:span><text:span text:style-name="T18">printData</text:span><text:span text:style-name="T17">(String someData){</text:span></text:p><text:p text:style-name="P33"><text:span text:style-name="T17"><text:s text:c="8"/></text:span><text:span text:style-name="T17">System.</text:span><text:span text:style-name="T20">out</text:span><text:span text:style-name="T17">.</text:span><text:span text:style-name="T20">println</text:span><text:span text:style-name="T17">(someData);</text:span></text:p><text:p text:style-name="P33"><text:span text:style-name="T17"><text:s text:c="4"/></text:span><text:span text:style-name="T17">}</text:span></text:p><text:p text:style-name="P33"><text:span text:style-name="T17">}</text:span></text:p><text:p text:style-name="P33"><text:span text:style-name="T17"/></text:p></draw:text-box></draw:frame></text:p>
      <text:p text:style-name="P6"/>
      <text:p text:style-name="P6"/>
      <text:p text:style-name="P6"/>
      <text:p text:style-name="P6"><text:soft-page-break/></text:p>
      <text:p text:style-name="P6"/>
      <text:p text:style-name="P17">In file Controller.java</text:p>
      <text:p text:style-name="P6"><draw:frame text:anchor-type="paragraph" draw:z-index="13" draw:name="Shape8" draw:style-name="gr14" draw:text-style-name="P29" svg:width="6.8106in" svg:height="3.5969in" svg:x="-0.0236in" svg:y="0.0217in"><draw:text-box><text:p><text:span text:style-name="T16">public</text:span><text:span text:style-name="T17"> </text:span><text:span text:style-name="T16">class</text:span><text:span text:style-name="T17"> </text:span><text:span text:style-name="T18">Controller</text:span><text:span text:style-name="T17"> {</text:span></text:p><text:p><text:span text:style-name="T17"><text:s text:c="4"/></text:span><text:span text:style-name="T16">private</text:span><text:span text:style-name="T17"> Model model;</text:span></text:p><text:p><text:span text:style-name="T17"><text:s text:c="4"/></text:span><text:span text:style-name="T16">private</text:span><text:span text:style-name="T17"> View view;</text:span></text:p><text:p><text:span text:style-name="T17"><text:s text:c="4"/></text:span><text:span text:style-name="T17">Controller(Model model, View view){</text:span></text:p><text:p><text:span text:style-name="T17"><text:s text:c="8"/></text:span><text:span text:style-name="T16">this</text:span><text:span text:style-name="T17">.</text:span><text:span text:style-name="T20">model</text:span><text:span text:style-name="T17"> = model;</text:span></text:p><text:p><text:span text:style-name="T17"><text:s text:c="8"/></text:span><text:span text:style-name="T16">this</text:span><text:span text:style-name="T17">.</text:span><text:span text:style-name="T20">view</text:span><text:span text:style-name="T17"> = view;</text:span></text:p><text:p><text:span text:style-name="T17"><text:s text:c="4"/></text:span><text:span text:style-name="T17">}</text:span></text:p><text:p><text:span text:style-name="T17"><text:s text:c="4"/></text:span><text:span text:style-name="T16">public</text:span><text:span text:style-name="T17"> </text:span><text:span text:style-name="T19">void</text:span><text:span text:style-name="T17"> </text:span><text:span text:style-name="T18">setModelData</text:span><text:span text:style-name="T17">(String data){</text:span></text:p><text:p><text:span text:style-name="T17"><text:s text:c="8"/></text:span><text:span text:style-name="T17">model.</text:span><text:span text:style-name="T20">setSomeData</text:span><text:span text:style-name="T17">(data);</text:span></text:p><text:p><text:span text:style-name="T17"><text:s text:c="4"/></text:span><text:span text:style-name="T17">}</text:span></text:p><text:p><text:span text:style-name="T17"><text:s text:c="4"/></text:span><text:span text:style-name="T16">public</text:span><text:span text:style-name="T17"> </text:span><text:span text:style-name="T19">void</text:span><text:span text:style-name="T17"> </text:span><text:span text:style-name="T18">updateView</text:span><text:span text:style-name="T17">(){</text:span></text:p><text:p><text:span text:style-name="T17"><text:s text:c="8"/></text:span><text:span text:style-name="T17">view.</text:span><text:span text:style-name="T20">printData</text:span><text:span text:style-name="T17">(model.</text:span><text:span text:style-name="T20">getSomeData</text:span><text:span text:style-name="T17">());</text:span></text:p><text:p><text:span text:style-name="T17"><text:s text:c="4"/></text:span><text:span text:style-name="T17">}</text:span></text:p><text:p><text:span text:style-name="T17"/></text:p><text:p><text:span text:style-name="T17">}</text:span></text:p><text:p><text:span text:style-name="T17"/></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1] Craig Larman. Applying UML and patterns. <text:span text:style-name="T10">An introduction to object-oriented analysis and design and iterative development.</text:span> Third edition. Page 442-446. place of publish: One Lake Street Upper Saddle River,NJ 07458 Publisher Pearson Education, Inc; Publish year 2006.</text:p>
      <text:p text:style-name="P6"/>
      <text:p text:style-name="P15">[<text:span text:style-name="T4">2</text:span>] Craig Larman. Applying UML and patterns. <text:span text:style-name="T10">An introduction to object-oriented analysis and design and iterative development.</text:span> <text:s/>Third edition. Page <text:span text:style-name="T4">461</text:span>-<text:span text:style-name="T4">463</text:span>. place of publish: One Lake Street Upper Saddle River,NJ 07458 Publisher Pearson Education, Inc; Publish year 2006.</text:p>
      <text:p text:style-name="P7"/>
      <text:p text:style-name="P15">[<text:span text:style-name="T4">3</text:span>] Craig Larman. Applying UML and patterns. <text:span text:style-name="T10">An introduction to object-oriented analysis and design and iterative development.</text:span> Third edition. Page <text:span text:style-name="T4">630</text:span>-<text:span text:style-name="T4">633</text:span>. place of publish: One Lake Street Upper Saddle River,NJ 07458 Publisher Pearson Education, Inc; Publish year 2006.</text:p>
      <text:p text:style-name="P15"/>
      <text:p text:style-name="P18"><text:span text:style-name="T15">[4] Fox Christopher.</text:span><text:span text:style-name="T11"> </text:span><text:span text:style-name="T12">Introduction to Software Engineering Design Processes, Principles, and Patterns with UML2.</text:span><text:span text:style-name="T11"> </text:span><text:span text:style-name="T13">First edition</text:span><text:span text:style-name="T11">. </text:span><text:span text:style-name="T14">Page 522-525 </text:span><text:span text:style-name="T11"><text:s/></text:span><text:span text:style-name="T13">Publisher</text:span><text:span text:style-name="T11">: </text:span><text:span text:style-name="T13">Greg Tobin</text:span><text:span text:style-name="T11">;</text:span><text:span text:style-name="T13"> 2007</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 fo:font-family="FreeSerif" style:font-family-generic="roman"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2T17:38:24.357067676</dc:date>
    <meta:editing-duration>PT1H18M6S</meta:editing-duration>
    <meta:editing-cycles>13</meta:editing-cycles>
    <meta:generator>LibreOffice/6.2.8.2$Linux_X86_64 LibreOffice_project/20$Build-2</meta:generator>
    <meta:document-statistic meta:table-count="0" meta:image-count="0" meta:object-count="0" meta:page-count="8" meta:paragraph-count="31" meta:word-count="636" meta:character-count="3997" meta:non-whitespace-character-count="3385"/>
  </office:meta>
</office:document-meta>
</file>